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cccccc" fo:min-height="0.43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1cm" svg:height="0.806cm" svg:x="1.28cm" svg:y="1.335cm">
          <draw:text-box>
            <text:p text:style-name="P1"><text:span text:style-name="T1">Update view</text:span></text:p>
          </draw:text-box>
        </draw:frame>
        <draw:custom-shape draw:style-name="gr2" draw:text-style-name="P3" draw:layer="layout" svg:width="5.08cm" svg:height="3.174cm" svg:x="1.47cm" svg:y="2.64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4" draw:layer="layout" svg:width="1.641cm" svg:height="0.806cm" svg:x="3.105cm" svg:y="2.595cm">
          <draw:text-box>
            <text:p text:style-name="P1"><text:span text:style-name="T2">Core</text:span></text:p>
          </draw:text-box>
        </draw:frame>
        <draw:custom-shape draw:style-name="gr3" draw:text-style-name="P3" draw:layer="layout" svg:width="5.08cm" svg:height="3.174cm" svg:x="10.77cm" svg:y="2.641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4" draw:layer="layout" svg:width="2.018cm" svg:height="0.806cm" svg:x="12.405cm" svg:y="2.596cm">
          <draw:text-box>
            <text:p text:style-name="P1"><text:span text:style-name="T2">Plugin</text:span></text:p>
          </draw:text-box>
        </draw:frame>
        <draw:custom-shape draw:style-name="gr4" draw:text-style-name="P6" draw:id="id1" draw:layer="layout" svg:width="4.445cm" svg:height="1.905cm" svg:x="11.095cm" svg:y="3.51cm">
          <text:p text:style-name="P5"><text:span text:style-name="T3">signal BaseInterface::</text:span></text:p>
          <text:p text:style-name="P5"><text:span text:style-name="T3">updateView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id="id2" draw:layer="layout" svg:width="4.445cm" svg:height="1.905cm" svg:x="1.796cm" svg:y="3.487cm">
          <text:p text:style-name="P5"><text:span text:style-name="T4">Redraw sce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11.095cm" svg:y1="4.462cm" svg:x2="6.241cm" svg:y2="4.439cm" draw:start-shape="id1" draw:end-shape="id2" svg:d="m11095 4462h-2427v-23h-2427">
          <text:p text:style-name="P1"/>
        </draw:connector>
        <draw:frame draw:style-name="gr6" draw:text-style-name="P9" draw:layer="layout" svg:width="1.349cm" svg:height="0.684cm" svg:x="8.134cm" svg:y="3.876cm">
          <draw:text-box>
            <text:p text:style-name="P5"><text:span text:style-name="T5">Em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4T11:49:46</meta:creation-date>
    <dc:date>2009-02-04T13:09:28</dc:date>
    <meta:editing-cycles>9</meta:editing-cycles>
    <meta:editing-duration>PT32M49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